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align="center" style:justify-single-word="false"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style>
    <style:style style:name="P4"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6" style:family="paragraph" style:parent-style-name="Standard">
      <style:paragraph-properties fo:margin-left="0cm" fo:margin-right="0cm" fo:line-height="200%" fo:text-indent="0cm" style:auto-text-indent="false" style:writing-mode="lr-tb">
        <style:tab-stops/>
      </style:paragraph-properties>
    </style:style>
    <style:style style:name="P7" style:family="paragraph" style:parent-style-name="Standard">
      <style:paragraph-properties fo:margin-left="0cm" fo:margin-right="0cm" fo:line-height="150%" fo:text-indent="0cm" style:auto-text-indent="false" style:writing-mode="lr-tb">
        <style:tab-stops/>
      </style:paragraph-properties>
    </style:style>
    <style:style style:name="P8" style:family="paragraph" style:parent-style-name="Standard">
      <style:paragraph-properties fo:margin-left="0cm" fo:margin-right="0cm" fo:line-height="150%" fo:text-align="end" style:justify-single-word="false"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0"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1"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3"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4" style:family="paragraph" style:parent-style-name="Standard">
      <style:paragraph-properties fo:margin-left="0cm" fo:margin-right="0cm" fo:text-indent="0cm" style:auto-text-indent="false" style:writing-mode="lr-tb"/>
      <style:text-properties fo:font-size="9pt" style:font-size-asian="9pt"/>
    </style:style>
    <style:style style:name="P15"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6"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1" style:family="paragraph" style:parent-style-name="Standard">
      <style:paragraph-properties fo:margin-left="0cm" fo:margin-right="0cm" fo:line-height="200%" fo:text-indent="0cm" style:auto-text-indent="false" style:writing-mode="lr-tb"/>
      <style:text-properties fo:font-size="9pt" style:font-size-asian="9pt"/>
    </style:style>
    <style:style style:name="P22"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3"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fo:background-color="#000000" style:font-size-asian="9pt" style:font-name-complex="Times New Roman1"/>
    </style:style>
    <style:style style:name="P27"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28"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29"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0"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1"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32"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33" style:family="paragraph" style:parent-style-name="Standard">
      <style:paragraph-properties fo:margin-left="0cm" fo:margin-right="0cm" fo:text-indent="0cm" style:auto-text-indent="false" style:writing-mode="lr-tb">
        <style:tab-stops/>
      </style:paragraph-properties>
    </style:style>
    <style:style style:name="P34"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35"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36"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37"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3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39"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0"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1"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42"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3"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44"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45"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46"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47" style:family="paragraph" style:parent-style-name="Standard">
      <style:paragraph-properties fo:margin-left="1.27cm" fo:margin-right="0cm" fo:line-height="200%" fo:text-indent="0cm" style:auto-text-indent="false" style:writing-mode="lr-tb"/>
    </style:style>
    <style:style style:name="P48"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49"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style>
    <style:style style:name="P50" style:family="paragraph" style:parent-style-name="Standard">
      <style:paragraph-properties fo:margin-left="0cm" fo:margin-right="0cm" fo:line-height="200%" fo:text-indent="1.249cm" style:auto-text-indent="false" style:writing-mode="lr-tb"/>
    </style:style>
    <style:style style:name="P51"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52"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53"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54"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55" style:family="paragraph" style:parent-style-name="Standard">
      <style:paragraph-properties fo:margin-left="14.986cm" fo:margin-right="0cm" fo:line-height="150%" fo:text-indent="1.249cm" style:auto-text-indent="false" style:writing-mode="lr-tb"/>
    </style:style>
    <style:style style:name="P56"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57"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58" style:family="paragraph" style:parent-style-name="Standard">
      <style:paragraph-properties fo:margin-left="16.235cm" fo:margin-right="0cm" fo:text-indent="0cm" style:auto-text-indent="false" style:writing-mode="lr-tb"/>
    </style:style>
    <style:style style:name="P59"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0" style:family="paragraph" style:parent-style-name="Standard">
      <style:paragraph-properties fo:margin-left="0cm" fo:margin-right="0cm" fo:text-indent="0cm" style:auto-text-indent="false" style:writing-mode="lr-tb"/>
      <style:text-properties fo:font-size="9pt" style:font-size-asian="9pt"/>
    </style:style>
    <style:style style:name="P61"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62"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63"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64"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65"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66"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67"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68"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style:language-complex="ar" style:country-complex="SA"/>
    </style:style>
    <style:style style:name="T8" style:family="text">
      <style:text-properties fo:color="#ff0000" officeooo:rsid="0020d7e2" style:language-complex="ar" style:country-complex="SA"/>
    </style:style>
    <style:style style:name="T9" style:family="text">
      <style:text-properties fo:color="#ff0000" fo:font-size="12pt" fo:font-weight="bold" style:font-size-asian="12pt" style:font-weight-asian="bold" style:font-size-complex="12pt"/>
    </style:style>
    <style:style style:name="T10" style:family="text">
      <style:text-properties fo:font-size="14pt" fo:font-weight="bold" style:font-size-asian="14pt" style:font-weight-asian="bold" style:font-name-complex="Times New Roman1" style:language-complex="ar" style:country-complex="SA"/>
    </style:style>
    <style:style style:name="T11" style:family="text">
      <style:text-properties fo:font-size="14pt" fo:font-weight="bold" style:font-size-asian="14pt" style:font-weight-asian="bold" style:language-complex="ar" style:country-complex="SA"/>
    </style:style>
    <style:style style:name="T12" style:family="text">
      <style:text-properties fo:font-weight="bold" style:font-weight-asian="bold"/>
    </style:style>
    <style:style style:name="T13" style:family="text">
      <style:text-properties fo:font-weight="bold" style:font-weight-asian="bold" style:font-name-complex="Times New Roman1" style:language-complex="ar" style:country-complex="SA"/>
    </style:style>
    <style:style style:name="T14" style:family="text">
      <style:text-properties fo:font-weight="bold" style:font-weight-asian="bold" style:language-complex="ar" style:country-complex="SA"/>
    </style:style>
    <style:style style:name="T15" style:family="text">
      <style:text-properties fo:font-variant="small-caps" fo:font-size="16pt" fo:font-weight="bold" style:font-size-asian="16pt" style:font-weight-asian="bold" style:language-complex="ar" style:country-complex="SA"/>
    </style:style>
    <style:style style:name="T16" style:family="text">
      <style:text-properties fo:font-variant="small-caps" fo:font-size="16pt" fo:font-weight="bold" style:font-size-asian="16pt" style:font-weight-asian="bold" style:font-name-complex="Times New Roman1" style:language-complex="ar" style:country-complex="SA"/>
    </style:style>
    <style:style style:name="T17" style:family="text">
      <style:text-properties fo:font-variant="small-caps" fo:font-weight="bold" style:font-weight-asian="bold" style:language-complex="ar" style:country-complex="SA"/>
    </style:style>
    <style:style style:name="T18" style:family="text">
      <style:text-properties fo:font-variant="small-caps" fo:font-size="9pt" fo:font-weight="bold" style:font-size-asian="9pt" style:font-weight-asian="bold"/>
    </style:style>
    <style:style style:name="T19" style:family="text">
      <style:text-properties fo:font-variant="small-caps" fo:font-size="9pt" fo:font-style="italic" fo:font-weight="bold" style:font-size-asian="9pt" style:font-style-asian="italic" style:font-weight-asian="bold"/>
    </style:style>
    <style:style style:name="T20" style:family="text">
      <style:text-properties fo:font-variant="small-caps" fo:font-size="9pt" fo:font-style="italic" fo:font-weight="bold" style:font-size-asian="9pt" style:font-style-asian="italic" style:font-weight-asian="bold" style:font-name-complex="Times New Roman1"/>
    </style:style>
    <style:style style:name="T21" style:family="text">
      <style:text-properties fo:font-variant="small-caps" fo:font-size="10pt" fo:font-weight="bold" style:font-size-asian="10pt" style:font-weight-asian="bold" style:text-rotation-angle="90" style:text-rotation-scale="line-height"/>
    </style:style>
    <style:style style:name="T22" style:family="text">
      <style:text-properties fo:font-variant="small-caps" fo:font-size="10pt" fo:font-weight="bold" style:font-size-asian="10pt" style:font-weight-asian="bold" style:text-rotation-angle="90" style:text-rotation-scale="fixed"/>
    </style:style>
    <style:style style:name="T23" style:family="text">
      <style:text-properties fo:color="#000080" fo:font-size="14pt" fo:font-weight="bold" style:font-size-asian="14pt" style:font-weight-asian="bold" style:language-complex="ar" style:country-complex="SA"/>
    </style:style>
    <style:style style:name="T24" style:family="text">
      <style:text-properties fo:color="#002060" fo:font-size="14pt" fo:font-weight="bold" style:font-size-asian="14pt" style:font-weight-asian="bold" style:language-complex="ar" style:country-complex="SA"/>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name-complex="Times New Roman1"/>
    </style:style>
    <style:style style:name="T27" style:family="text">
      <style:text-properties fo:font-style="italic" fo:font-weight="bold" style:font-style-asian="italic" style:font-weight-asian="bold" style:language-complex="ar" style:country-complex="SA"/>
    </style:style>
    <style:style style:name="T28" style:family="text">
      <style:text-properties fo:font-style="italic" style:font-style-asian="italic" style:language-complex="ar" style:country-complex="SA"/>
    </style:style>
    <style:style style:name="T29" style:family="text">
      <style:text-properties fo:font-size="8pt" fo:font-weight="bold" style:font-size-asian="8pt" style:font-weight-asian="bold"/>
    </style:style>
    <style:style style:name="T30" style:family="text">
      <style:text-properties fo:font-size="10pt" fo:font-style="italic" fo:font-weight="bold" style:font-size-asian="10pt" style:font-style-asian="italic" style:font-weight-asian="bold"/>
    </style:style>
    <style:style style:name="T31" style:family="text">
      <style:text-properties style:font-name="Wingdings" fo:font-style="italic" fo:font-weight="bold" style:font-style-asian="italic" style:font-weight-asian="bold" style:font-name-complex="Times New Roman1"/>
    </style:style>
    <style:style style:name="T32" style:family="text">
      <style:text-properties style:font-name="Wingdings" fo:font-weight="bold" style:font-weight-asian="bold" style:font-name-complex="Times New Roman1"/>
    </style:style>
    <style:style style:name="T33" style:family="text">
      <style:text-properties style:font-name="Wingdings" fo:font-weight="bold" style:font-weight-asian="bold" style:font-name-complex="Times New Roman1" style:language-complex="ar" style:country-complex="SA"/>
    </style:style>
    <style:style style:name="T34" style:family="text">
      <style:text-properties style:font-name="Wingdings" style:font-name-complex="Times New Roman1" style:language-complex="ar" style:country-complex="SA"/>
    </style:style>
    <style:style style:name="T35" style:family="text">
      <style:text-properties style:font-name="Wingdings" fo:font-size="9pt" style:font-size-asian="9pt" style:font-name-complex="Times New Roman1" style:language-complex="ar" style:country-complex="SA"/>
    </style:style>
    <style:style style:name="T36" style:family="text">
      <style:text-properties style:font-name="Algerian" fo:font-weight="bold" style:font-weight-asian="bold" style:font-name-complex="Times New Roman1"/>
    </style:style>
    <style:style style:name="T37" style:family="text">
      <style:text-properties style:font-name-complex="Times New Roman1" style:language-complex="ar" style:country-complex="SA"/>
    </style:style>
    <style:style style:name="T38" style:family="text">
      <style:text-properties style:language-complex="ar" style:country-complex="SA"/>
    </style:style>
    <style:style style:name="T39" style:family="text">
      <style:text-properties fo:font-size="9pt" style:font-size-asian="9pt"/>
    </style:style>
    <style:style style:name="T40" style:family="text">
      <style:text-properties fo:font-size="9pt" style:font-size-asian="9pt" style:font-name-complex="Times New Roman1"/>
    </style:style>
    <style:style style:name="T41" style:family="text">
      <style:text-properties fo:font-size="9pt" style:font-size-asian="9pt" style:language-complex="ar" style:country-complex="SA"/>
    </style:style>
    <style:style style:name="T42" style:family="text">
      <style:text-properties fo:font-size="9pt" fo:font-style="italic" style:text-underline-style="solid" style:text-underline-width="auto" style:text-underline-color="font-color" style:font-size-asian="9pt" style:font-style-asian="italic"/>
    </style:style>
    <style:style style:name="T43"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4" style:family="text">
      <style:text-properties fo:font-size="9pt" fo:font-style="italic" fo:font-weight="bold" style:font-size-asian="9pt" style:font-style-asian="italic" style:font-weight-asian="bold" style:language-complex="ar" style:country-complex="SA"/>
    </style:style>
    <style:style style:name="T45" style:family="text">
      <style:text-properties fo:font-size="9pt" fo:font-weight="bold" style:font-size-asian="9pt" style:font-weight-asian="bold"/>
    </style:style>
    <style:style style:name="T46" style:family="text">
      <style:text-properties fo:font-size="9pt" fo:font-weight="bold" style:font-size-asian="9pt" style:font-weight-asian="bold" style:language-complex="ar" style:country-complex="SA"/>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1">(</text:span><text:span text:style-name="T3">A compléter par le locataire en lettres majuscules // To completed by the tenant in capitals</text:span><text:span text:style-name="T2">)</text:span><text:span text:style-name="T10"><text:tab/><text:tab/><text:tab/><text:tab/></text:span><text:span text:style-name="T11">1</text:span></text:p>
      <text:p text:style-name="P46"/>
      <text:p text:style-name="P46"/>
      <text:p text:style-name="P4"><text:span text:style-name="T12"><text:s text:c="27"/></text:span><text:span text:style-name="T13"><text:tab/></text:span><text:span text:style-name="T14"> </text:span><text:span text:style-name="T15">Nom </text:span><text:span text:style-name="T16">:</text:span><text:span text:style-name="T15"> </text:span><text:span text:style-name="T23"><text:text-input text:description="">{{gender}}</text:text-input></text:span><text:span text:style-name="T23"><text:s/></text:span><text:span text:style-name="T23"><text:text-input text:description="">{{tenant.name}}</text:text-input></text:span></text:p>
      <text:p text:style-name="P5"><text:span text:style-name="T14">PHOTO</text:span><text:span text:style-name="T10"><text:tab/></text:span><text:span text:style-name="T11"> <text:s text:c="8"/></text:span><text:span text:style-name="T15">Prénoms </text:span><text:span text:style-name="T16">:</text:span><text:span text:style-name="T11"> </text:span><text:span text:style-name="T24"><text:text-input text:description="">{{tenant.first_name}}</text:text-input></text:span></text:p>
      <text:p text:style-name="P47"><text:span text:style-name="T10"><text:tab/></text:span><text:span text:style-name="T11"> <text:s text:c="8"/></text:span><text:span text:style-name="T15">Ecole fréquentée</text:span><text:span text:style-name="T10"> </text:span><text:span text:style-name="T11">: </text:span><text:span text:style-name="T24"><text:text-input text:description="">{{tenant.school}}</text:text-input></text:span><text:span text:style-name="T10"><text:tab/><text:tab/></text:span></text:p>
      <text:p text:style-name="P48"/>
      <table:table table:name="Table1" table:style-name="Table1">
        <table:table-column table:style-name="Table1.A"/>
        <table:table-row table:style-name="Table1.1">
          <table:table-cell table:style-name="Table1.A1" office:value-type="string">
            <text:p text:style-name="P36">Cadre réservé à l’administration</text:p>
            <text:p text:style-name="P7"><text:span text:style-name="T25">Contrat n° 1 en date du</text:span><text:span text:style-name="T26"> </text:span><text:span text:style-name="T25">:</text:span><text:span text:style-name="T29"> </text:span><text:span text:style-name="T9"><text:text-input text:description="">{{leasing.date_of_entry|format_date}}</text:text-input></text:span><text:span text:style-name="T30"><text:s text:c="45"/></text:span><text:span text:style-name="T25">Caution</text:span><text:span text:style-name="T26"> </text:span><text:span text:style-name="T25">:</text:span><text:span text:style-name="T4"> </text:span><text:span text:style-name="T5"><text:text-input text:description="">{{room.rentType.rent}}</text:text-input></text:span><text:span text:style-name="T4"><text:s text:c="2"/>€</text:span><text:span text:style-name="T25"> <text:s text:c="11"/></text:span></text:p>
            <text:p text:style-name="P6"><text:span text:style-name="T25">N° Chbre.</text:span><text:span text:style-name="T26"> </text:span><text:span text:style-name="T25">: </text:span><text:span text:style-name="T4"><text:text-input text:description="">{{room.room}}</text:text-input></text:span><text:span text:style-name="T4"><text:s/></text:span><text:span text:style-name="T25"><text:s text:c="16"/>Lot</text:span><text:span text:style-name="T26"> </text:span><text:span text:style-name="T25">: </text:span><text:span text:style-name="T4"><text:text-input text:description="">{{room.lot}}</text:text-input></text:span><text:span text:style-name="T25"><text:s text:c="35"/>Date d’entrée : </text:span></text:p>
            <text:p text:style-name="P6"><text:span text:style-name="T25">Loyer</text:span><text:span text:style-name="T26"> </text:span><text:span text:style-name="T25">: </text:span><text:span text:style-name="T6"><text:text-input text:description="">{{room.rentType.rent}}</text:text-input></text:span><text:span text:style-name="T25"><text:s text:c="2"/>€ + Forfait services</text:span><text:span text:style-name="T26"> </text:span><text:span text:style-name="T25">: </text:span><text:span text:style-name="T4"><text:text-input text:description="">{{room.rentType.supplements}}</text:text-input></text:span><text:span text:style-name="T4"><text:s/>= </text:span><text:span text:style-name="T4"><text:text-input text:description="">{{room.rentType.total_rent}}</text:text-input></text:span><text:span text:style-name="T25"><text:s text:c="2"/>€</text:span></text:p>
          </table:table-cell>
        </table:table-row>
      </table:table>
      <text:p text:style-name="P9"/>
      <table:table table:name="Table2" table:style-name="Table2">
        <table:table-column table:style-name="Table2.A"/>
        <table:table-row table:style-name="Table2.1">
          <table:table-cell table:style-name="Table2.A1" office:value-type="string">
            <text:p text:style-name="P49"><text:span text:style-name="T26"><text:tab/></text:span><text:span text:style-name="T25">Voiture déclarée<text:tab/></text:span><text:span text:style-name="T31"></text:span><text:span text:style-name="T12"> Oui <text:tab/></text:span><text:span text:style-name="T32"></text:span><text:span text:style-name="T12"> Non</text:span></text:p>
          </table:table-cell>
        </table:table-row>
      </table:table>
      <text:p text:style-name="P13"/>
      <text:p text:style-name="P30">DEMANDE DE LOGEMENT</text:p>
      <text:p text:style-name="P29"/>
      <text:p text:style-name="P3"><text:span text:style-name="T36">•</text:span><text:span text:style-name="T12"> </text:span><text:span text:style-name="T17">etat civil du demandeur</text:span></text:p>
      <text:p text:style-name="P3"><text:span text:style-name="T37"><text:tab/></text:span><text:span text:style-name="T38">Date de naissance</text:span><text:span text:style-name="T37"> </text:span><text:span text:style-name="T38">: </text:span><text:span text:style-name="T7"><text:text-input text:description="">{{tenant.birthday|format_date}}</text:text-input></text:span></text:p>
      <text:p text:style-name="P3"><text:span text:style-name="T37"><text:tab/></text:span><text:span text:style-name="T38">Lieu de naissance</text:span><text:span text:style-name="T37"> </text:span><text:span text:style-name="T38">: </text:span><text:span text:style-name="T7"><text:text-input text:description="">{{tenant.birthcity}}</text:text-input></text:span><text:span text:style-name="T38"><text:s/><text:tab/><text:tab/>Département : </text:span><text:span text:style-name="T8"><text:text-input text:description="">{{tenant.birthdepartement}}</text:text-input></text:span><text:span text:style-name="T8"><text:tab/></text:span><text:span text:style-name="T38">Pays : </text:span><text:span text:style-name="T8"><text:text-input text:description="">{{tenant.birthcountry}}</text:text-input></text:span></text:p>
      <text:p text:style-name="P3"><text:span text:style-name="T37"><text:tab/></text:span><text:span text:style-name="T38">Tél.</text:span><text:span text:style-name="T37"> </text:span><text:span text:style-name="T38"> Mobile : </text:span><text:span text:style-name="T38"><text:text-input text:description="">{{tenant.cellphone}}</text:text-input></text:span></text:p>
      <text:p text:style-name="P3"><text:span text:style-name="T37"><text:tab/></text:span><text:span text:style-name="T38">Email (personnel)</text:span><text:span text:style-name="T37"> </text:span><text:span text:style-name="T38">: </text:span><text:span text:style-name="T38"><text:text-input text:description="">{{tenant.email}}</text:text-input></text:span></text:p>
      <text:p text:style-name="P3"><text:span text:style-name="T36">•</text:span><text:span text:style-name="T12"> </text:span><text:span text:style-name="T17">adresse des parents ou d’une personne à contacter en cas d’urgence</text:span></text:p>
      <text:p text:style-name="P51">N°: <text:text-input text:description="">{{tenant.street_number}}</text:text-input><text:s/><text:text-input text:description="">{{tenant.street}}</text:text-input></text:p>
      <text:p text:style-name="P50"><text:span text:style-name="T38">Code Postal</text:span><text:span text:style-name="T37"> </text:span><text:span text:style-name="T38">: </text:span><text:span text:style-name="T38"><text:text-input text:description="">{{tenant.zipcode}}</text:text-input></text:span><text:span text:style-name="T38"><text:tab/><text:tab/><text:tab/><text:tab/><text:tab/>Ville</text:span><text:span text:style-name="T37"> </text:span><text:span text:style-name="T38">: </text:span><text:span text:style-name="T38"><text:text-input text:description="">{{tenant.city}}</text:text-input></text:span><text:span text:style-name="T38">, </text:span><text:span text:style-name="T38"><text:text-input text:description="">{{tenant.country}}</text:text-input></text:span></text:p>
      <text:p text:style-name="P3"><text:span text:style-name="T37"><text:tab/></text:span><text:span text:style-name="T38">Tél. (privé)</text:span><text:span text:style-name="T37"> </text:span><text:span text:style-name="T38">: ______________________________ Tél. (bureau)</text:span><text:span text:style-name="T37"> </text:span><text:span text:style-name="T38">: _____________________________</text:span></text:p>
      <text:p text:style-name="P3"><text:span text:style-name="T38">Je soussigné, .............................................................................................., certifie sincères et exacts les renseignements déclarés ci-dessus. </text:span><text:span text:style-name="T27">(Toute fausse déclaration entraînera l’annulation de la demande</text:span><text:span text:style-name="T28">)</text:span></text:p>
      <text:p text:style-name="P10"><text:tab/><text:tab/><text:tab/><text:tab/><text:tab/><text:tab/></text:p>
      <text:p text:style-name="P8"><text:span text:style-name="T38">A…………………………..le……………………</text:span><text:span text:style-name="T37">.</text:span></text:p>
      <text:p text:style-name="P31"/>
      <text:p text:style-name="P52"/>
      <text:p text:style-name="P53"><text:soft-page-break/>Signature</text:p>
      <text:p text:style-name="P52"/>
      <text:p text:style-name="P54"/>
      <text:p text:style-name="P55"><text:span text:style-name="T14">VERSO</text:span><text:span text:style-name="T33"></text:span></text:p>
      <text:p text:style-name="P37">2</text:p>
      <table:table table:name="Table3" table:style-name="Table3">
        <table:table-column table:style-name="Table3.A"/>
        <table:table-row table:style-name="Table3.1">
          <table:table-cell table:style-name="Table3.A1" office:value-type="string">
            <text:p text:style-name="P38">PIECES A FOURNIR</text:p>
          </table:table-cell>
        </table:table-row>
      </table:table>
      <text:p text:style-name="P39"><text:s/></text:p>
      <text:p text:style-name="P2"><text:span text:style-name="T34"></text:span><text:bookmark text:name="__Fieldmark__268_18746865581"/><text:bookmark text:name="__Fieldmark__268_1874686558"/><text:bookmark text:name="ListeDéroulante12"/><text:span text:style-name="T38"> </text:span></text:p>
      <text:p text:style-name="P3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
            <text:p text:style-name="P22">OBSERVATION(S)...........................................................................................................................................................................................................................................................................................................................................................................................................................................................................................................................................................................................................................................................................................................................................................................................................................................................................</text:p>
          </table:table-cell>
          <table:covered-table-cell/>
          <table:covered-table-cell/>
          <table:covered-table-cell/>
        </table:table-row>
        <table:table-row table:style-name="Table4.1">
          <table:table-cell table:style-name="Table4.A2" office:value-type="string">
            <text:p text:style-name="P40">Pièce demandée</text:p>
          </table:table-cell>
          <table:table-cell table:style-name="Table4.B2" office:value-type="string">
            <text:p text:style-name="P57">A fournir</text:p>
          </table:table-cell>
          <table:table-cell table:style-name="Table4.B2" office:value-type="string">
            <text:p text:style-name="P56"><text:span text:style-name="T21">R</text:span><text:span text:style-name="T22">écept.</text:span></text:p>
          </table:table-cell>
          <table:table-cell table:style-name="Table4.D2" office:value-type="string">
            <text:p text:style-name="P40">Observations</text:p>
          </table:table-cell>
        </table:table-row>
        <table:table-row table:style-name="Table4.3">
          <table:table-cell table:style-name="Table4.A3" office:value-type="string">
            <text:p text:style-name="P42">Bail signé</text:p>
          </table:table-cell>
          <table:table-cell table:style-name="Table4.B3" office:value-type="string">
            <text:p text:style-name="P24"><text:text-input text:description="">{% if  leasing.contractSigned %}</text:text-input></text:p>
            <text:p text:style-name="P24"><text:text-input text:description="">{% else %}</text:text-input></text:p>
            <text:p text:style-name="P62">X</text:p>
            <text:p text:style-name="P62"><text:text-input text:description="">{% endif %}</text:text-input></text:p>
          </table:table-cell>
          <table:table-cell table:style-name="Table4.B3" office:value-type="string">
            <text:p text:style-name="P23"><text:text-input text:description="">{% if leasing.contractSigned %}</text:text-input></text:p>
            <text:p text:style-name="P25">X</text:p>
            <text:p text:style-name="P25"><text:text-input text:description="">{% endif %}</text:text-input></text:p>
          </table:table-cell>
          <table:table-cell table:style-name="Table4.D3" office:value-type="string">
            <text:p text:style-name="P20"/>
          </table:table-cell>
        </table:table-row>
        <table:table-row table:style-name="Table4.3">
          <table:table-cell table:style-name="Table4.A4" office:value-type="string">
            <text:p text:style-name="P42">Engagement caution (*1), (*2)</text:p>
          </table:table-cell>
          <table:table-cell table:style-name="Table4.B4" office:value-type="string">
            <text:p text:style-name="P23">X</text:p>
          </table:table-cell>
          <table:table-cell table:style-name="Table4.B4" office:value-type="string">
            <text:p text:style-name="P26"/>
          </table:table-cell>
          <table:table-cell table:style-name="Table4.D7" table:number-rows-spanned="4" office:value-type="string">
            <text:p text:style-name="P33"><text:bookmark text:name="ListeDéroulante121"/><text:bookmark text:name="Texte22"/><text:span text:style-name="T39">Le garant peut être</text:span><text:span text:style-name="T40"> </text:span><text:span text:style-name="T39">:</text:span></text:p>
            <text:list xml:id="list990469360" text:style-name="WWNum1">
              <text:list-item>
                <text:p text:style-name="P67">une personne physique travaillant et vivant en France</text:p>
              </text:list-item>
              <text:list-item>
                <text:p text:style-name="P67">visale</text:p>
              </text:list-item>
              <text:list-item>
                <text:p text:style-name="P67">garant me</text:p>
              </text:list-item>
            </text:list>
          </table:table-cell>
        </table:table-row>
        <table:table-row table:style-name="Table4.3">
          <table:table-cell table:style-name="Table4.A5" office:value-type="string">
            <text:p text:style-name="P42">Copie recto/verso de la pièce d’identité du garant en cours de validité</text:p>
          </table:table-cell>
          <table:table-cell table:style-name="Table4.B5" office:value-type="string">
            <text:p text:style-name="P23"><text:text-input text:description="">{% if leasing.idgarant %}{% else %}</text:text-input></text:p>
            <text:p text:style-name="P64">X</text:p>
            <text:p text:style-name="P64"><text:text-input text:description="">{% endif %}</text:text-input></text:p>
          </table:table-cell>
          <table:table-cell table:style-name="Table4.B5" office:value-type="string">
            <text:p text:style-name="P23"><text:text-input text:description="">{% if leasing.idgarant %}</text:text-input></text:p>
            <text:p text:style-name="P64">X</text:p>
            <text:p text:style-name="P64"><text:text-input text:description="">{% endif %}</text:text-input></text:p>
          </table:table-cell>
          <table:covered-table-cell/>
        </table:table-row>
        <table:table-row table:style-name="Table4.3">
          <table:table-cell table:style-name="Table4.A6" office:value-type="string">
            <text:p text:style-name="P41">attestation de domicile</text:p>
          </table:table-cell>
          <table:table-cell table:style-name="Table4.B5" office:value-type="string">
            <text:p text:style-name="P14"><text:text-input text:description="">{% if leasing.residence_certificate %}{% else %}</text:text-input></text:p>
            <text:p text:style-name="P65"><text:soft-page-break/>X</text:p>
            <text:p text:style-name="P65"><text:text-input text:description="">{% endif %}</text:text-input></text:p>
          </table:table-cell>
          <table:table-cell table:style-name="Table4.B5" office:value-type="string">
            <text:p text:style-name="P14"><text:text-input text:description="">{% if leasing.residence_certificate %}</text:text-input></text:p>
            <text:p text:style-name="P65">X</text:p>
            <text:p text:style-name="P65"><text:text-input text:description="">{% endif %}</text:text-input></text:p>
          </table:table-cell>
          <table:covered-table-cell/>
        </table:table-row>
        <table:table-row table:style-name="Table4.3">
          <table:table-cell table:style-name="Table4.A7" office:value-type="string">
            <text:p text:style-name="P42"><text:s/>3 derniers bulletins de salaire du garant ou dernier avis d’imposition pour les professions libérales</text:p>
          </table:table-cell>
          <table:table-cell table:style-name="Table4.B7" office:value-type="string">
            <text:p text:style-name="P23"><text:text-input text:description="">{% if leasing.payinslip %}{% else %}</text:text-input></text:p>
            <text:p text:style-name="P64">X</text:p>
            <text:p text:style-name="P64"><text:text-input text:description="">{% endif %}</text:text-input></text:p>
          </table:table-cell>
          <table:table-cell table:style-name="Table4.B7" office:value-type="string">
            <text:p text:style-name="P23"><text:text-input text:description="">{% if leasing.payinslip %}</text:text-input></text:p>
            <text:p text:style-name="P64">X</text:p>
            <text:p text:style-name="P64"><text:text-input text:description="">{% endif %}</text:text-input></text:p>
          </table:table-cell>
          <table:covered-table-cell/>
        </table:table-row>
        <table:table-row table:style-name="Table4.3">
          <table:table-cell table:style-name="Table4.A8" office:value-type="string">
            <text:p text:style-name="P42">Autorisation de prélèvement <text:s/></text:p>
          </table:table-cell>
          <table:table-cell table:style-name="Table4.B8" office:value-type="string">
            <text:p text:style-name="P23">_PrelevementNon_</text:p>
          </table:table-cell>
          <table:table-cell table:style-name="Table4.B8" office:value-type="string">
            <text:p text:style-name="P23">_PrelevementOui_</text:p>
          </table:table-cell>
          <table:table-cell table:style-name="Table4.D8" office:value-type="string">
            <text:p text:style-name="P11"/>
          </table:table-cell>
        </table:table-row>
        <table:table-row table:style-name="Table4.3">
          <table:table-cell table:style-name="Table4.A9" office:value-type="string">
            <text:p text:style-name="P42">1 RIB du titulaire du compte prélevé</text:p>
          </table:table-cell>
          <table:table-cell table:style-name="Table4.B9" office:value-type="string">
            <text:p text:style-name="P23"><text:text-input text:description="">{% if leasing.rib %}{% else %}</text:text-input></text:p>
            <text:p text:style-name="P66">X</text:p>
            <text:p text:style-name="P66"><text:text-input text:description="">{% endif %}</text:text-input></text:p>
          </table:table-cell>
          <table:table-cell table:style-name="Table4.B9" office:value-type="string">
            <text:p text:style-name="P23"><text:text-input text:description="">{% if leasing.rib %}</text:text-input></text:p>
            <text:p text:style-name="P66">X</text:p>
            <text:p text:style-name="P66"><text:text-input text:description="">{% endif %}</text:text-input></text:p>
          </table:table-cell>
          <table:table-cell table:style-name="Table4.D9" office:value-type="string">
            <text:p text:style-name="P17"/>
          </table:table-cell>
        </table:table-row>
        <table:table-row table:style-name="Table4.3">
          <table:table-cell table:style-name="Table4.A10" office:value-type="string">
            <text:p text:style-name="P42">1 Photo d’identité</text:p>
          </table:table-cell>
          <table:table-cell table:style-name="Table4.B10" office:value-type="string">
            <text:p text:style-name="P23">X</text:p>
          </table:table-cell>
          <table:table-cell table:style-name="Table4.B10" office:value-type="string">
            <text:p text:style-name="P17"/>
          </table:table-cell>
          <table:table-cell table:style-name="Table4.D10" office:value-type="string">
            <text:p text:style-name="P17"/>
          </table:table-cell>
        </table:table-row>
        <table:table-row table:style-name="Table4.3">
          <table:table-cell table:style-name="Table4.A11" office:value-type="string">
            <text:p text:style-name="P42">Règlement intérieur signé</text:p>
          </table:table-cell>
          <table:table-cell table:style-name="Table4.B11" office:value-type="string">
            <text:p text:style-name="P23">X</text:p>
          </table:table-cell>
          <table:table-cell table:style-name="Table4.B11" office:value-type="string">
            <text:p text:style-name="P17"/>
          </table:table-cell>
          <table:table-cell table:style-name="Table4.D11" office:value-type="string">
            <text:p text:style-name="P17"/>
          </table:table-cell>
        </table:table-row>
        <table:table-row table:style-name="Table4.3">
          <table:table-cell table:style-name="Table4.A12" office:value-type="string">
            <text:p text:style-name="P42">Attestation de scolarité</text:p>
          </table:table-cell>
          <table:table-cell table:style-name="Table4.B12" office:value-type="string">
            <text:p text:style-name="P23">X</text:p>
          </table:table-cell>
          <table:table-cell table:style-name="Table4.B12" office:value-type="string">
            <text:p text:style-name="P17"/>
          </table:table-cell>
          <table:table-cell table:style-name="Table4.D12" office:value-type="string">
            <text:p text:style-name="P23"><text:bookmark text:name="__DdeLink__608_1874686558"/>À fournir chaque année.</text:p>
          </table:table-cell>
        </table:table-row>
        <table:table-row table:style-name="Table4.3">
          <table:table-cell table:style-name="Table4.A13" office:value-type="string">
            <text:p text:style-name="P42">Dossier APL</text:p>
          </table:table-cell>
          <table:table-cell table:style-name="Table4.B11" office:value-type="string">
            <text:p text:style-name="P23">X</text:p>
          </table:table-cell>
          <table:table-cell table:style-name="Table4.B11" office:value-type="string">
            <text:p text:style-name="P17"/>
          </table:table-cell>
          <table:table-cell table:style-name="Table4.D13" office:value-type="string">
            <text:p text:style-name="P12"/>
          </table:table-cell>
        </table:table-row>
        <table:table-row table:style-name="Table4.3">
          <table:table-cell table:style-name="Table4.A14" office:value-type="string">
            <text:p text:style-name="P41">Attestation d’assurance. (*3) le <text:s/>numero de votre chambre doit apparaître sur cette attestation.</text:p>
          </table:table-cell>
          <table:table-cell table:style-name="Table4.B11" office:value-type="string">
            <text:p text:style-name="P14">X</text:p>
          </table:table-cell>
          <table:table-cell table:style-name="Table4.B11" office:value-type="string">
            <text:p text:style-name="P15"/>
          </table:table-cell>
          <table:table-cell table:style-name="Table4.D14" office:value-type="string">
            <text:p text:style-name="P21">À fournir chaque année.</text:p>
          </table:table-cell>
        </table:table-row>
        <table:table-row table:style-name="Table4.3">
          <table:table-cell table:style-name="Table4.A15" office:value-type="string">
            <text:p text:style-name="P43"><text:span text:style-name="T18">Paiement des frais de dossier<text:tab/></text:span><text:span text:style-name="T18"><text:text-input text:description="">{{room.rentType.application_fee}}</text:text-input></text:span><text:span text:style-name="T19"> €</text:span><text:span text:style-name="T20"><text:tab/></text:span></text:p>
          </table:table-cell>
          <table:table-cell table:style-name="Table4.B15" office:value-type="string">
            <text:p text:style-name="P33"><text:bookmark text:name="__Fieldmark__368_18746865581"/><text:bookmark text:name="__Fieldmark__368_18746865582"/><text:bookmark text:name="__Fieldmark__368_1874686558"/></text:p>
          </table:table-cell>
          <table:table-cell table:style-name="Table4.B15" office:value-type="string">
            <text:p text:style-name="P17"/>
          </table:table-cell>
          <table:table-cell table:style-name="Table4.D15" office:value-type="string">
            <text:p text:style-name="P33"><text:bookmark-start text:name="ListeDéroulante14"/><text:bookmark text:name="__Fieldmark__373_18746865581"/><text:bookmark text:name="Texte161"/><text:bookmark text:name="__Fieldmark__373_1874686558"/><text:span text:style-name="T42"><text:s/></text:span><text:bookmark-start text:name="Texte1611"/><text:bookmark-end text:name="ListeDéroulante14"/><text:bookmark text:name="Texte162"/><text:bookmark text:name="ListeDéroulante17"/><text:span text:style-name="T42">     </text:span></text:p>
          </table:table-cell>
        </table:table-row>
        <table:table-row table:style-name="Table4.16">
          <table:table-cell table:style-name="Table4.A16" office:value-type="string">
            <text:p text:style-name="P43"><text:span text:style-name="T18">Paiement du dépôt de garantie <text:tab/></text:span><text:span text:style-name="T18"><text:text-input text:description="">{{room.rentType.rent}}</text:text-input></text:span><text:span text:style-name="T25"> </text:span><text:span text:style-name="T19">€</text:span></text:p>
            <text:p text:style-name="P34"><text:span text:style-name="T20"><text:tab/></text:span><text:span text:style-name="T19">+</text:span></text:p>
            <text:p text:style-name="P35"><text:span text:style-name="T18">Paiement du loyer </text:span><text:bookmark-start text:name="ListeDéroulante171"/><text:bookmark text:name="ListeDéroulante18"/><text:bookmark text:name="__Fieldmark__398_1874686558"/><text:bookmark-end text:name="Texte1611"/><text:span text:style-name="T18"><text:s/></text:span><text:bookmark-start text:name="ListeDéroulante181"/><text:bookmark-end text:name="ListeDéroulante171"/><text:bookmark text:name="ListeDéroulante10"/><text:bookmark text:name="__Fieldmark__403_1874686558"/><text:span text:style-name="T18"><text:s text:c="2"/></text:span><text:span text:style-name="T18"><text:text-input text:description="">{{room.rentType.total_rent}}</text:text-input></text:span><text:span text:style-name="T18"><text:s/></text:span><text:span text:style-name="T19">€</text:span></text:p>
            <text:p text:style-name="P35"><draw:line text:anchor-type="char" draw:z-index="0" draw:style-name="gr1" draw:text-style-name="P68" svg:x1="4.255cm" svg:y1="0.035cm" svg:x2="7.426cm" svg:y2="0.035cm"><text:p/></draw:line></text:p>
            <text:p text:style-name="P44"><text:span text:style-name="T18">Paiement général</text:span><text:bookmark-end text:name="ListeDéroulante181"/><text:span text:style-name="T18"><text:tab/></text:span><text:span text:style-name="T18"><text:text-input text:description="">{{total_cheque}}</text:text-input></text:span><text:span text:style-name="T19"> €</text:span></text:p>
            <text:p text:style-name="P45"><text:span text:style-name="T18">(en 1 seul chèque) <text:tab/></text:span><text:bookmark-start text:name="__Fieldmark__424_18746865581"/><text:bookmark text:name="CaseACocher3"/><text:bookmark text:name="__Fieldmark__424_1874686558"/><text:span text:style-name="T19"> €</text:span></text:p>
          </table:table-cell>
          <table:table-cell table:style-name="Table4.B16" office:value-type="string">
            <text:p text:style-name="P33"><text:bookmark-end text:name="__Fieldmark__424_18746865581"/><text:bookmark text:name="CaseACocher31"/><text:bookmark text:name="__Fieldmark__430_1874686558"/></text:p>
          </table:table-cell>
          <table:table-cell table:style-name="Table4.B16" office:value-type="string">
            <text:p text:style-name="P18"/>
          </table:table-cell>
          <table:table-cell table:style-name="Table4.D16" office:value-type="string">
            <text:p text:style-name="P27"/>
          </table:table-cell>
        </table:table-row>
      </table:table>
      <text:p text:style-name="P28"/>
      <text:p text:style-name="P1"><text:span text:style-name="T46">(*1) </text:span><text:span text:style-name="T41">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9"/>
      <text:p text:style-name="P1"><text:span text:style-name="T46">(*2) </text:span><text:span text:style-name="T41">Voir la liste des pièces a fournir au verso de l’engagement de caution.</text:span></text:p>
      <text:p text:style-name="P19"/>
      <text:p text:style-name="P1"><text:span text:style-name="T46">(*3)</text:span><text:span text:style-name="T41"> Il faudra assurer votre logement de <text:s/></text:span><text:span text:style-name="T43">_</text:span><text:span text:style-name="T43"><text:text-input text:description="">{{room.rentType.surface}}</text:text-input></text:span><text:span text:style-name="T43">_</text:span><text:span text:style-name="T41"> <text:s/>m² en multirisque habitation dans la compagnie d’assurance de votre choix.</text:span></text:p>
      <text:p text:style-name="P1"><text:span text:style-name="T41">Adresse pour assurance habitation </text:span><text:span text:style-name="T44">4 place Edouard Branly - 57070 Metz</text:span></text:p>
      <text:p text:style-name="P1"><text:span text:style-name="T41">Ne pas oublier de préciser le nom du bâtiment </text:span><text:span text:style-name="T43">A/B/C/D/E ou G </text:span><text:span text:style-name="T41">et votre numéro de chambre.</text:span></text:p>
      <text:p text:style-name="P1"><text:span text:style-name="T41">(Attestation d’assurance à remettre </text:span><text:span text:style-name="T43">impérativement </text:span><text:span text:style-name="T41">le jour de la remise des clés.</text:span></text:p>
      <text:p text:style-name="P19"/>
      <text:p text:style-name="P58"><text:span text:style-name="T14">RECTO</text:span><text:span text:style-name="T41"> </text:span><text:span text:style-name="T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5-01T16:01:24.895421411</dc:date>
    <meta:print-date>2018-12-06T10:54:00</meta:print-date>
    <meta:editing-cycles>23</meta:editing-cycles>
    <meta:editing-duration>PT57M38S</meta:editing-duration>
    <meta:generator>LibreOffice/6.2.2.2$Linux_X86_64 LibreOffice_project/20$Build-2</meta:generator>
    <meta:document-statistic meta:table-count="4" meta:image-count="0" meta:object-count="0" meta:page-count="3" meta:paragraph-count="104" meta:word-count="635" meta:character-count="4733" meta:non-whitespace-character-count="4097"/>
    <meta:user-defined meta:name="Company"> </meta:user-defined>
    <meta:user-defined meta:name="Operator">DENOMME</meta:user-defined>
  </office:meta>
</office:document-meta>
</file>